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list-style-nam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list-style-name="">
      <style:text-properties style:text-underline-style="solid" style:text-underline-width="auto" style:text-underline-color="font-color"/>
    </style:style>
    <style:style style:name="P20" style:family="paragraph" style:parent-style-name="Text_20_body">
      <style:text-properties style:text-underline-style="none"/>
    </style:style>
    <style:style style:name="P21" style:family="paragraph" style:parent-style-name="Heading_20_1">
      <style:paragraph-properties fo:text-align="center" style:justify-single-word="false"/>
    </style:style>
    <style:style style:name="P22" style:family="paragraph" style:parent-style-name="Heading_20_1" style:list-style-name="">
      <style:paragraph-properties fo:margin-left="0mm" fo:margin-right="0mm" fo:text-align="center" style:justify-single-word="false" fo:text-indent="0mm" style:auto-text-indent="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justify" style:justify-single-word="false" fo:break-before="page"/>
    </style:style>
    <style:style style:name="P25" style:family="paragraph" style:parent-style-name="Heading_20_3">
      <style:text-properties style:text-underline-style="none"/>
    </style:style>
    <style:style style:name="P26" style:family="paragraph" style:parent-style-name="Heading_20_2">
      <style:paragraph-properties fo:break-before="page"/>
    </style:style>
    <style:style style:name="P27" style:family="paragraph" style:parent-style-name="Heading_20_4">
      <style:paragraph-properties fo:text-align="center" style:justify-single-word="false"/>
    </style:style>
    <style:style style:name="P28" style:family="paragraph" style:parent-style-name="Heading_20_4">
      <style:paragraph-properties fo:text-align="center" style:justify-single-word="false"/>
      <style:text-properties fo:font-style="normal" style:font-style-asian="normal" style:font-style-complex="normal"/>
    </style:style>
    <style:style style:name="P29" style:family="paragraph" style:parent-style-name="List_20_1">
      <style:text-properties style:text-underline-style="none"/>
    </style:style>
    <style:style style:name="P30"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__RefHeading__2955_1119159922"/>Masarykova univerzita<text:bookmark-end text:name="__RefHeading__2955_1119159922"/></text:h>
      <text:h text:style-name="P22" text:outline-level="1">Fakulta informatiky</text:h>
      <text:p text:style-name="P3"/>
      <text:p text:style-name="P3"/>
      <text:p text:style-name="P3"/>
      <text:p text:style-name="P3"/>
      <text:p text:style-name="P3"/>
      <text:p text:style-name="P4"/>
      <text:h text:style-name="P27" text:outline-level="4">Bakalářská práce</text:h>
      <text:p text:style-name="P3"/>
      <text:h text:style-name="P21"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8" text:outline-level="4">Martin Prokop<text:tab/><text:tab/><text:tab/><text:tab/><text:tab/><text:tab/><text:tab/><text:tab/>2012</text:h>
      <text:h text:style-name="P23"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4"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7" text:outline-level="1">Na tomto místě chci poděkovat Mgr. Václavovi Roseckému a Ing. Petrovi Žabičkovi za pomoc při řešení této bakalářské práce.</text:h>
      <text:h text:style-name="P23"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3" text:outline-level="1"><text:bookmark text:name="__RefHeading__1469_1422318452"/>Obsah<text:bookmark-end text:name="__RefHeading__1469_1422318452"/></text:h>
      <text:p text:style-name="P7">(Doplním později)</text:p>
      <text:h text:style-name="P23" text:outline-level="1">Úvod</text:h>
      <text:list xml:id="list923591656"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6"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452070380" text:continue-numbering="true" text:style-name="List_20_1">
        <text:list-item>
          <text:p text:style-name="List_20_1"><text:soft-page-break/>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je také otázka archivace sklizených dat“ řešitelé potřebují pro dlouhodobou archivaci a práci s daty zvolit vhodný formát uchovávání metadat stažených souborů. Pro tyto účely <text:soft-page-break/>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746376415"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Zpráva pro tento rok je také samozřejmě dostupná na webových stránkách<text:note text:id="ftn9"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10"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1"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2"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731212259" text:continue-numbering="true" text:style-name="List_20_1">
        <text:list-item>
          <text:p text:style-name="List_20_1">NutchWAX</text:p>
        </text:list-item>
        <text:list-item>
          <text:p text:style-name="List_20_1">WayBack</text:p>
        </text:list-item>
        <text:list-item>
          <text:p text:style-name="List_20_1"><text:soft-page-break/>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3"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4"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15"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text:soft-page-break/>obnovit ze záloh či doplnit z databáze Internet Archive.<text:note text:id="ftn16"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7"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8"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text:soft-page-break/>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9"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0"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1"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6"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Creative Commons je, že autor nemusí podepisovat smlouvu s každým uživatelem jeho díla. Prostě označí zdroj značkou Creative Commons a uživatel v okamžiku kdy použije <text:soft-page-break/>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1681951399"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6"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6"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text:soft-page-break/>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text:soft-page-break/>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6"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text:soft-page-break/>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text:soft-page-break/>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text:soft-page-break/>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6"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66969092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92635625"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6"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 Pro další informace viz též přílohy A – G.</text:p>
      <text:h text:style-name="Heading_20_4" text:outline-level="4">Výhody arc</text:h>
      <text:list xml:id="list1898267840"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30">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1801316312"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není <text:tab/>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6"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souboru v příloze P.</text:p>
      <text:h text:style-name="Heading_20_4" text:outline-level="4">Výhody warc</text:h>
      <text:list xml:id="list158283538" text:continue-numbering="true" text:style-name="List_20_1">
        <text:list-item>
          <text:p text:style-name="List_20_1">Do budoucna pravděpodobně většina institucí přejde na archivaci <text:soft-page-break/><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9">Na rozdíl od arc archivů umožňují ukládat nejen http odezvy, ale také <text:tab/>původní požadavky.</text:p>
        </text:list-item>
        <text:list-item>
          <text:p text:style-name="P29">Umí pracovat s více protokoly: HTTP, FTP, NNTP a SMTP.</text:p>
        </text:list-item>
        <text:list-item>
          <text:p text:style-name="P29">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9">Jedná se o současný ISO standard a bude jím s největší <text:tab/>pravděpodobností i budoucnosti.</text:p>
        </text:list-item>
        <text:list-item>
          <text:p text:style-name="P30">Nativně umožňuje kompresi dat.</text:p>
        </text:list-item>
        <text:list-item>
          <text:p text:style-name="P30"><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961315641" text:continue-numbering="true" text:style-name="List_20_1">
        <text:list-item>
          <text:p text:style-name="P29">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9">Doposud nebyla řešena otázka, jak využít možnost ukládání větší <text:tab/>škály <text:tab/>metadat.</text:p>
        </text:list-item>
        <text:list-item>
          <text:p text:style-name="P29">Prozatím nejsou implementovány nutné nástroje na práci s warc <text:tab/>soubory. Před jejich zavedením v projektu WebArchiv bude potřeba <text:soft-page-break/><text:tab/>tyto nástroje implementovat.</text:p>
        </text:list-item>
        <text:list-item>
          <text:p text:style-name="P29">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29">Převod celého archivu do formátu warc bude časově a výpočetně velmi <text:tab/>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3"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8">O převodu, který provedli, zatím není dostatek informací. <text:s/>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text:p>
      <text:p text:style-name="P8">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ané z Britské knihovny jsou pro WebArchiv hodnotné, ale ve skutečnosti nejsou jejich nástroje okamžitě použitelné. Pokud by je chtěli pracovníci WebArchivu využít bylo by nutné je předělat pro jejich potřeby. Zkušenosti jiných řešitelů jsou však velmi cenné.</text:span></text:p>
      <text:h text:style-name="P26"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6" text:outline-level="2">Použité nástroje</text:h>
      <text:h text:style-name="P25"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0</text:note-citation><text:note-body><text:p text:style-name="Footnote">http://sourceforge.net/projects/jhove/</text:p></text:note-body></text:note>. V příloze F je dostupná ukázka výstupu programu JHOVE pro arc soubor.</text:p>
      <text:h text:style-name="P25"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82" text:note-class="footnote"><text:note-citation>81</text:note-citation><text:note-body><text:p text:style-name="Footnote">https://bitbucket.org/jhove2/main/descendants</text:p></text:note-body></text:note></text:span><text:span text:style-name="T2"><text:note text:id="ftn83" text:note-class="footnote"><text:note-citation>82</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8">Protože je JHOVE2 vyvíjen mnoha lidmi, vznikají různé verze tohoto programu se specifickými druhy přidané funkcionality. Pro mé účely jsem použil oficiální verzi<text:note text:id="ftn84" text:note-class="footnote"><text:note-citation>83</text:note-citation><text:note-body><text:p text:style-name="Footnote">https://bitbucket.org/jhove2/</text:p></text:note-body></text:note> a dále speciální verzi<text:note text:id="ftn85" text:note-class="footnote"><text:note-citation>84</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text:soft-page-break/>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7">(přiložím ukázku původní třídy JHOVE2CommandLine a pak upraven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5</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87" text:note-class="footnote"><text:note-citation>86</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194440801" text:continue-numbering="true" text:style-name="List_20_1">
        <text:list-item>
          <text:p text:style-name="List_20_1">Při převodu arc archivu do nového warc archivu přibalí <text:soft-page-break/><text:tab/>i archivované soubory.</text:p>
        </text:list-item>
      </text:list>
      <text:p text:style-name="P7">(rozvedu)</text:p>
      <text:h text:style-name="Heading_20_3" text:outline-level="3">WARC-TOOLS / hanzo<text:note text:id="ftn88" text:note-class="footnote"><text:note-citation>87</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1893960821"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8</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504368424"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6" text:outline-level="2">Převod</text:h>
      <text:p text:style-name="P7">Každý warc a i arc jsem projel JHOVEM a mám tam výpisy</text:p>
      <text:h text:style-name="P19" text:outline-level="1"><text:span text:style-name="T1">POUŽITO </text:span>Mám ARC 1s </text:h>
      <text:h text:style-name="P19" text:outline-level="1"><text:span text:style-name="T1">POUŽITO </text:span>CDX index arcu 1s </text:h>
      <text:h text:style-name="P19" text:outline-level="1">Každým nástrojem jsem udělal warc a zkoušel warcdumpy.:</text:h>
      <text:h text:style-name="P19" text:outline-level="1"><text:tab/><text:tab/>Warctools 3s – neumi dump arcsouboru</text:h>
      <text:h text:style-name="P19" text:outline-level="1"><text:tab/><text:tab/>Hanzo 4s</text:h>
      <text:h text:style-name="P19" text:outline-level="1"><text:tab/><text:tab/>KPK09 4s</text:h>
      <text:h text:style-name="P23" text:outline-level="1">Závěr</text:h>
      <text:h text:style-name="P23" text:outline-level="1">Seznam literatury</text:h>
      <text:p text:style-name="Text_20_body"/>
      <text:p text:style-name="Text_20_body"/>
      <text:p text:style-name="Text_20_body"/>
      <text:p text:style-name="Text_20_body"/>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3"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oft-page-break/><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text:soft-page-break/>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24.99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6:09:19</dc:date>
    <dc:creator>Martin Prokop</dc:creator>
    <meta:editing-duration>P3DT10H26M38S</meta:editing-duration>
    <meta:editing-cycles>1572</meta:editing-cycles>
    <meta:document-statistic meta:table-count="1" meta:image-count="0" meta:object-count="0" meta:page-count="49" meta:paragraph-count="606" meta:word-count="8607" meta:character-count="63400" meta:non-whitespace-character-count="55361"/>
  </office:meta>
</office:document-meta>
</file>